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3.6cm" svg:height="3.2cm" svg:x="15.3cm" svg:y="13.4cm">
          <text:p text:style-name="P1">Itm – Inc, alt, exc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10.2cm" svg:height="1.9cm" svg:x="6.6cm" svg:y="26.4cm">
          <text:p text:style-name="P1">Saldo não Fiscal = prosaldodi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85cm" svg:y1="13.7cm" svg:x2="12.901cm" svg:y2="20.5cm" draw:start-shape="id1" draw:start-glue-point="6" draw:end-shape="id2" svg:d="m2850 13700v3401h10051v3399" svg:viewBox="0 0 10052 6801">
          <text:p text:style-name="P1">00</text:p>
        </draw:connector>
        <draw:custom-shape draw:style-name="gr1" draw:text-style-name="P1" xml:id="id1" draw:id="id1" draw:layer="layout" svg:width="4.3cm" svg:height="3.2cm" svg:x="0.7cm" svg:y="10.5cm">
          <text:p text:style-name="P1">td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5.66cm" svg:y1="15cm" svg:x2="12.4cm" svg:y2="15cm" draw:start-shape="id3" draw:start-glue-point="6" draw:end-shape="id4" svg:d="m15660 15000h-3260" svg:viewBox="0 0 3261 1">
          <text:p/>
        </draw:connector>
        <draw:custom-shape draw:style-name="gr1" draw:text-style-name="P1" xml:id="id2" draw:id="id2" draw:layer="layout" svg:width="2.8cm" svg:height="3.2cm" svg:x="11.501cm" svg:y="20.5cm">
          <text:p text:style-name="P1">t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0.099cm" svg:x1="12.901cm" svg:y1="23.7cm" svg:x2="11.7cm" svg:y2="26.4cm" draw:start-shape="id2" draw:start-glue-point="6" draw:end-shape="id5" draw:end-glue-point="0" svg:d="m12901 23700v1450h-1201v1250" svg:viewBox="0 0 1202 2701">
          <text:p text:style-name="P1">0 - entra</text:p>
        </draw:connector>
        <draw:connector draw:style-name="gr2" draw:text-style-name="P1" draw:layer="layout" draw:line-skew="-5.2cm" svg:x1="6.6cm" svg:y1="27.35cm" svg:x2="11.501cm" svg:y2="22.1cm" draw:start-shape="id5" draw:start-glue-point="3" draw:end-shape="id2" draw:end-glue-point="5" svg:d="m6600 27350h-5701v-5250h10602" svg:viewBox="0 0 10603 5251">
          <text:p text:style-name="P1">1-sai</text:p>
        </draw:connector>
        <draw:custom-shape draw:style-name="gr1" draw:text-style-name="P1" xml:id="id7" draw:id="id7" draw:layer="layout" svg:width="9.6cm" svg:height="1.3cm" svg:x="7.3cm" svg:y="1.5cm">
          <text:p text:style-name="P1">Saldo Fiscal= prosaldo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8cm" svg:height="3.2cm" svg:x="11cm" svg:y="4.8cm">
          <text:p text:style-name="P1">tt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2.85cm" svg:y1="10.5cm" svg:x2="12.4cm" svg:y2="8cm" draw:start-shape="id1" draw:start-glue-point="4" draw:end-shape="id6" draw:end-glue-point="6" svg:d="m2850 10500v-1249h9550v-1251" svg:viewBox="0 0 9551 2501">
          <text:p text:style-name="P1">01, 2D, 55 </text:p>
        </draw:connector>
        <draw:connector draw:style-name="gr2" draw:text-style-name="P1" draw:layer="layout" draw:line-skew="0.05cm" svg:x1="12.4cm" svg:y1="4.8cm" svg:x2="12.1cm" svg:y2="2.8cm" draw:start-shape="id6" draw:start-glue-point="4" draw:end-shape="id7" draw:end-glue-point="2" svg:d="m12400 4800v-950h-300v-1050" svg:viewBox="0 0 301 2001">
          <text:p text:style-name="P1">0</text:p>
        </draw:connector>
        <draw:connector draw:style-name="gr2" draw:text-style-name="P1" draw:layer="layout" svg:x1="7.3cm" svg:y1="2.15cm" svg:x2="11cm" svg:y2="6.4cm" draw:start-shape="id7" draw:start-glue-point="3" draw:end-shape="id6" svg:d="m7300 2150h-501v4250h4201" svg:viewBox="0 0 4202 4251">
          <text:p text:style-name="P1">1</text:p>
        </draw:connector>
        <draw:custom-shape draw:style-name="gr1" draw:text-style-name="P1" xml:id="id4" draw:id="id4" draw:layer="layout" svg:width="4.5cm" svg:height="2.2cm" svg:x="7.9cm" svg:y="13.9cm">
          <text:p text:style-name="P1">m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7.9cm" svg:y1="15cm" svg:x2="5cm" svg:y2="12.1cm" draw:start-shape="id4" draw:start-glue-point="5" draw:end-shape="id1" draw:end-glue-point="7" svg:d="m7900 15000h-1449v-2900h-1451" svg:viewBox="0 0 2901 2901">
          <text:p/>
        </draw:connector>
        <draw:custom-shape draw:style-name="gr4" draw:text-style-name="P1" xml:id="id8" draw:id="id8" draw:layer="layout" svg:width="2.9cm" svg:height="2.9cm" svg:x="16.2cm" svg:y="8.8cm">
          <text:p text:style-name="P1">to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15cm" svg:y1="13.9cm" svg:x2="17.65cm" svg:y2="11.7cm" draw:start-shape="id4" draw:start-glue-point="4" draw:end-shape="id8" svg:d="m10150 13900v-1100h7500v-1100" svg:viewBox="0 0 7501 2201">
          <text:p/>
        </draw:connector>
        <draw:connector draw:style-name="gr3" draw:text-style-name="P1" draw:layer="layout" svg:x1="17.65cm" svg:y1="8.8cm" svg:x2="13.8cm" svg:y2="6.4cm" draw:start-shape="id8" draw:start-glue-point="0" draw:end-shape="id6" draw:end-glue-point="7" svg:d="m17650 8800v-2400h-3850" svg:viewBox="0 0 3851 2401">
          <text:p/>
        </draw:connector>
        <draw:connector draw:style-name="gr3" draw:text-style-name="P1" draw:layer="layout" svg:x1="19.1cm" svg:y1="10.25cm" svg:x2="14.301cm" svg:y2="22.1cm" draw:start-shape="id8" draw:start-glue-point="1" draw:end-shape="id2" draw:end-glue-point="7" svg:d="m19100 10250h501v11850h-5300" svg:viewBox="0 0 5301 11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59:24.28</meta:creation-date>
    <dc:date>2013-04-26T14:33:44.51</dc:date>
    <meta:editing-duration>PT19S</meta:editing-duration>
    <meta:editing-cycles>1</meta:editing-cycles>
    <meta:document-statistic meta:object-count="19"/>
    <meta:generator>LibreOffice/3.6$Windows_x86 LibreOffice_project/5b93205-6e6b3fc-7830f6d-c08ad66-1d9bf4</meta:generator>
  </office:meta>
</office:document-meta>
</file>